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0.991cm" fo:break-before="auto" style:use-optimal-row-height="false"/>
    </style:style>
    <style:style style:name="ro1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09T14:55:17.76">
            <text:p>2020/7/9 14:55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002cm" draw:caption-point-x="-0.61cm" draw:caption-point-y="0.543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09T14:55:17.85">
            <text:p>20/07/09 14:5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/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09T14:55:16.72">
            <text:p>2020/7/9 14:55</text:p>
          </table:table-cell>
          <table:table-cell table:formula="of:=NOW()" office:value-type="date" office:date-value="2020-07-09T14:55:16.72">
            <text:p>2020/7/9 14:55</text:p>
          </table:table-cell>
          <table:table-cell table:formula="of:=NOW()" office:value-type="date" office:date-value="2020-07-09T14:55:16.72">
            <text:p>2020/7/9 14:5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09T14:55:17.98">
            <text:p>2020/7/9 14:55</text:p>
          </table:table-cell>
          <table:table-cell table:formula="of:=NOW()" office:value-type="date" office:date-value="2020-07-09T14:55:17.98">
            <text:p>2020/7/9 14:55</text:p>
          </table:table-cell>
          <table:table-cell table:formula="of:=NOW()" office:value-type="date" office:date-value="2020-07-09T14:55:17.98">
            <text:p>2020/7/9 14:5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99999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09T14:55:18.06">
            <text:p>2020/7/9 14:55</text:p>
          </table:table-cell>
          <table:table-cell table:style-name="ce9" table:formula="of:=NOW()" office:value-type="date" office:date-value="2020-07-09T14:55:18.06">
            <text:p>2020/7/9 14:55</text:p>
          </table:table-cell>
          <table:table-cell table:style-name="ce9" table:formula="of:=NOW()" office:value-type="date" office:date-value="2020-07-09T14:55:18.06">
            <text:p>2020/7/9 14:5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2020/07/09</text:date>, <text:time>14:5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09T14:55:17.56</dc:date>
    <dc:creator>iwabuchi ken</dc:creator>
    <meta:editing-duration>P1DT15H15M54S</meta:editing-duration>
    <meta:editing-cycles>96</meta:editing-cycles>
    <meta:generator>OpenOffice/4.1.3$Win32 OpenOffice.org_project/413m1$Build-9783</meta:generator>
    <meta:document-statistic meta:table-count="6" meta:cell-count="5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